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1.251cm" fo:margin-right="0cm" fo:text-indent="-0.762cm" style:auto-text-indent="false"/>
    </style:style>
    <style:style style:name="P2" style:family="paragraph" style:parent-style-name="Heading_20_2">
      <style:paragraph-properties fo:margin-left="2.501cm" fo:margin-right="0cm" fo:text-indent="-1.016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2.501cm" fo:margin-right="0cm" fo:text-indent="0cm" style:auto-text-indent="false"/>
    </style:style>
    <style:style style:name="P5" style:family="paragraph" style:parent-style-name="Text_20_body">
      <style:paragraph-properties fo:margin-left="2.501cm" fo:margin-right="0cm" fo:text-indent="0cm" style:auto-text-indent="false"/>
      <style:text-properties fo:color="#0000ff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color="#0000ff"/>
    </style:style>
    <style:style style:name="P7" style:family="paragraph" style:parent-style-name="Text_20_body">
      <style:paragraph-properties fo:margin-left="0cm" fo:margin-right="0cm" fo:text-indent="0cm" style:auto-text-indent="false" fo:break-before="page"/>
      <style:text-properties fo:color="#0000ff"/>
    </style:style>
    <style:style style:name="P8" style:family="paragraph" style:parent-style-name="Text_20_body">
      <style:paragraph-properties fo:margin-left="3.752cm" fo:margin-right="0cm" fo:text-indent="0cm" style:auto-text-indent="false"/>
    </style:style>
    <style:style style:name="P9" style:family="paragraph" style:parent-style-name="Text_20_body">
      <style:paragraph-properties fo:margin-left="3.752cm" fo:margin-right="0cm" fo:text-indent="0cm" style:auto-text-indent="false"/>
      <style:text-properties fo:color="#0000ff"/>
    </style:style>
    <style:style style:name="P10" style:family="paragraph" style:parent-style-name="Heading_20_3">
      <style:paragraph-properties fo:margin-left="5.002cm" fo:margin-right="0cm" fo:text-indent="-1.27cm" style:auto-text-indent="false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fo:color="#0000ff" fo:font-weight="normal" style:font-weight-asian="normal" style:font-weight-complex="normal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fo:color="#0000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idgets</text:h>
      <text:h text:style-name="P2" text:outline-level="2">Datepicker</text:h>
      <text:p text:style-name="P4">The widget creates a button that opens a calendar popup. After a date has been chosen in the calendar a string representing the date in the current locale (set in php) is stored in the text-field.</text:p>
      <text:p text:style-name="P4">Example code:</text:p>
      <text:p text:style-name="P5">&lt;input type='text' class='datepicker'&gt;</text:p>
      <text:h text:style-name="P2" text:outline-level="2">Fileselect</text:h>
      <text:h text:style-name="P10" text:outline-level="3">Getting a file id (advanced)</text:h>
      <text:p text:style-name="P8">Will show a preview and a browse-button. An id of the image is stored in the hidden field.</text:p>
      <text:p text:style-name="P8">Example code:</text:p>
      <text:p text:style-name="P9">&lt;input type='hidden' class='fileselect'&gt;</text:p>
      <text:h text:style-name="P10" text:outline-level="3">Getting a file URL (simple)</text:h>
      <text:p text:style-name="P8">A text-field for writing a URL to an image. A browse button is automatically created. The popup stores an URL to the image in the tet-field.</text:p>
      <text:p text:style-name="P8">Example code:</text:p>
      <text:p text:style-name="P9">&lt;input type='text' class='fileselect_url'&gt;</text:p>
      <text:h text:style-name="P2" text:outline-level="2">TinyMCE</text:h>
      <text:p text:style-name="P4"><text:span text:style-name="T2">The text-editor automatically loads whenever the </text:span><text:span text:style-name="T1">tinymce</text:span><text:span text:style-name="T2"> class is set on a textarea-field.</text:span></text:p>
      <text:p text:style-name="P4">Example code:</text:p>
      <text:p text:style-name="P5">&lt;textarea cols='80' rows='25' class='tinymce'&gt;&lt;/textarea&gt;</text:p>
      <text:p text:style-name="P6"/>
      <text:p text:style-name="P7"/>
      <text:h text:style-name="P1" text:outline-level="1">Date formats</text:h>
      <text:p text:style-name="P3"><text:span text:style-name="T2">The </text:span><text:span text:style-name="T1">SERIA_DateLocale</text:span><text:span text:style-name="T2"> class formats date strings according to the php-locale where this is available. Fallback code is included for windows. To use the locale features you must get a reference to a locale object by calling </text:span><text:span text:style-name="T1">SERIA_DateLocale::getDateLocale()</text:span><text:span text:style-name="T2">. After that you can use the methods </text:span><text:span text:style-name="T1">timeToString($unixts)</text:span><text:span text:style-name="T2"> and </text:span><text:span text:style-name="T1">stringToTime($strtm)</text:span><text:span text:style-name="T2"> to encode and decode date strings.</text:span></text:p>
      <text:p text:style-name="P11"/>
      <text:p text:style-name="P11">Example code (PHP):</text:p>
      <text:p text:style-name="P12">$dateloc = SERIA_DateLocale::getDateLocale(); /* get the current locale */</text:p>
      <text:p text:style-name="P13"/>
      <text:p text:style-name="P13">Use a MySQL date:</text:p>
      <text:p text:style-name="P12">$time = strtotime($timeFromDatabase); <text:s/>// converts a mysql date to a unix timestamp</text:p>
      <text:p text:style-name="P12"/>
      <text:p text:style-name="P13">Get the local time:</text:p>
      <text:p text:style-name="P12">$inputTime = time(); /* UNIX timestamp value */</text:p>
      <text:p text:style-name="P12"/>
      <text:p text:style-name="P13">Convert a string for display on the web:</text:p>
      <text:p text:style-name="P12">$dateStr = $dateloc-&gt;timeToString($inputTime); /* convert to string */</text:p>
      <text:p text:style-name="P12"/>
      <text:p text:style-name="P13">Convert a string from a form into a unix timestamp:</text:p>
      <text:p text:style-name="P12">$outputTime = $dateloc-&gt;stringToTime($dateStr); /* back to UNIX timestamp */</text:p>
      <text:p text:style-name="P12"/>
      <text:p text:style-name="P13">Insert a timestamp into the database:</text:p>
      <text:p text:style-name="P12">$sqldate = date('Y-m-d H:i:s', $timeStamp);</text:p>
      <text:p text:style-name="P12"/>
      <text:p text:style-name="P13">Validate user provided date:</text:p>
      <text:p text:style-name="P12">if($e = SERIA_IsInvalid::localDate($userDate, true, $dateloc))</text:p>
      <text:p text:style-name="P12">{</text:p>
      <text:p text:style-name="P12"><text:s text:c="3"/>echo 'The following error occured: '.$e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Viktor Håkonsen</meta:initial-creator>
    <meta:creation-date>2008-11-11T09:42:40</meta:creation-date>
    <dc:date>2008-11-12T13:21:14</dc:date>
    <meta:editing-cycles>20</meta:editing-cycles>
    <meta:editing-duration>PT47M31S</meta:editing-duration>
    <meta:user-defined meta:name="Informasjon 1"/>
    <meta:user-defined meta:name="Informasjon 2"/>
    <meta:user-defined meta:name="Informasjon 3"/>
    <meta:user-defined meta:name="Informasjon 4"/>
    <meta:document-statistic meta:table-count="0" meta:image-count="0" meta:object-count="0" meta:page-count="2" meta:paragraph-count="37" meta:word-count="307" meta:character-count="1930"/>
  </office:meta>
</office:document-meta>
</file>